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Minimal" svg:font-family="FreeSansMinimal"/>
    <style:font-face style:name="Open Sans Light" svg:font-family="'Open Sans Light', 'DejaVu Sans', sans-serif"/>
    <style:font-face style:name="Lucida Sans1" svg:font-family="'Lucida Sans'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fo:font-variant="normal" fo:text-transform="none" fo:color="#333333" style:font-name="Open Sans" fo:font-size="13pt" fo:letter-spacing="normal" fo:font-style="normal" fo:font-weight="normal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line-height="150%" fo:text-align="start" style:justify-single-word="false"/>
      <style:text-properties fo:font-variant="normal" fo:text-transform="none" fo:color="#333333" style:font-name="Open Sans" fo:font-size="13pt" fo:letter-spacing="normal" fo:font-style="normal" fo:font-weight="normal" officeooo:paragraph-rsid="00149e5e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margin-top="0cm" fo:margin-bottom="0.146cm" loext:contextual-spacing="false" fo:line-height="150%" fo:text-align="start" style:justify-single-word="false"/>
      <style:text-properties fo:font-variant="normal" fo:text-transform="none" fo:color="#333333" style:font-name="Open Sans" fo:font-size="13pt" fo:letter-spacing="normal" fo:font-style="normal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margin-left="0cm" fo:margin-right="0cm" fo:margin-top="0.111cm" fo:margin-bottom="0.111cm" loext:contextual-spacing="false" fo:line-height="150%" fo:text-align="start" style:justify-single-word="false" fo:text-indent="0cm" style:auto-text-indent="false"/>
      <style:text-properties fo:font-variant="normal" fo:text-transform="none" fo:color="#333333" style:font-name="Open Sans" fo:font-size="13pt" fo:letter-spacing="normal" fo:font-style="normal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50%"/>
      <style:text-properties style:font-name="Open Sans" fo:font-size="13pt" style:font-size-asian="13pt" style:font-size-complex="13pt"/>
    </style:style>
    <style:style style:name="P6" style:family="paragraph" style:parent-style-name="Heading_20_4">
      <style:paragraph-properties fo:line-height="150%" fo:text-align="start" style:justify-single-word="false"/>
      <style:text-properties fo:font-variant="normal" fo:text-transform="none" fo:color="#333333" style:font-name="Open Sans" fo:font-size="13pt" fo:letter-spacing="normal" fo:font-style="normal" fo:font-weight="normal" style:font-size-asian="13pt" style:font-weight-asian="normal" style:font-size-complex="13pt" style:font-weight-complex="normal"/>
    </style:style>
    <style:style style:name="P7" style:family="paragraph" style:parent-style-name="Heading_20_4">
      <style:paragraph-properties fo:margin-left="0cm" fo:margin-right="0cm" fo:margin-top="0.111cm" fo:margin-bottom="0.111cm" loext:contextual-spacing="false" fo:line-height="150%" fo:text-align="start" style:justify-single-word="false" fo:text-indent="0cm" style:auto-text-indent="false"/>
      <style:text-properties fo:font-variant="normal" fo:text-transform="none" fo:color="#333333" style:font-name="Open Sans" fo:font-size="13pt" fo:letter-spacing="normal" fo:font-style="normal" fo:font-weight="bold" officeooo:paragraph-rsid="00149e5e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056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1db67"/>
    </style:style>
    <style:style style:name="T5" style:family="text">
      <style:text-properties officeooo:rsid="00149e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7" text:outline-level="4">π <text:span text:style-name="T3">MEDICOS.nome (</text:span>σ <text:span text:style-name="T3">MEDICOS.crm = CIRURGIAS.crm</text:span> ∧<text:span text:style-name="T3"> numCir &gt; 30</text:span></text:h>
      <text:p text:style-name="P4">∧ <text:span text:style-name="T3">month(CLIENTES.dataCir) = month(CLIENTES.dataCir) </text:span>γ<text:span text:style-name="T3"> CIRURGIAS.crm; COUNT(CIRURGIAS.crm)</text:span>→<text:span text:style-name="T3">numCir MEDICOS</text:span>⨯<text:span text:style-name="T3">CIRURGIAS)</text:span></text:p>
      <text:p text:style-name="P3"><text:span text:style-name="T3"/></text:p>
      <text:h text:style-name="P6" text:outline-level="4"><text:span text:style-name="T1">τ</text:span> <text:span text:style-name="T4">(</text:span>MEDICOS.nome asc <text:span text:style-name="T1">π</text:span> <text:span text:style-name="T4">(</text:span>CIRURGIAS.dataCir, CIRURGIAS.feedback, CIRURGIAS.crm, CIRURGIAS.cpf, CIRURGIAS.andar, CIRURGIAS.numero, MEDICOS.nome, MEDICOS.crm <text:span text:style-name="T1">σ</text:span> <text:span text:style-name="T4">(</text:span>month(CIRURGIAS.dataCir) = 10 <text:span text:style-name="T1">∧</text:span> (CIRURGIAS.andar = 'D' <text:span text:style-name="T1">∧</text:span> CIRURGIAS.numero = 14 ) <text:span text:style-name="T4">(</text:span>CIRURGIAS <text:span text:style-name="T1">⨝</text:span> <text:span text:style-name="T4">(</text:span>CIRURGIAS.crm = MEDICOS.crm<text:span text:style-name="T4">) </text:span>MEDICOS<text:span text:style-name="T4">))))</text:span></text:h>
      <text:p text:style-name="P1"/>
      <text:h text:style-name="P6" text:outline-level="4"><text:span text:style-name="T1">π</text:span> CLIENTES.nome (<text:span text:style-name="T1">σ</text:span> CLIENTES.cpf = CIRURGIAS.cpf <text:span text:style-name="T1">∧</text:span> year(CLIENTES.dataNascCli)&lt;1953 <text:span text:style-name="T1">∧</text:span> CIRURGIAS.crm = 11011 (CLIENTES<text:span text:style-name="T1">⨯</text:span>CIRURGIAS))</text:h>
      <text:p text:style-name="P1"/>
      <text:p text:style-name="P2"><text:span text:style-name="T1">π</text:span> MEDICOS.nome (<text:span text:style-name="T1">σ</text:span> MEDICOS.crm = CIRURGIAS.crm <text:span text:style-name="T1">∧</text:span> month(CIRURGIAS.dataCir) = 05 <text:span text:style-name="T1">∧ </text:span>MEDICOS.salario &gt; 10000.00 <text:span text:style-name="T1">∧</text:span> numCir = 45 <text:span text:style-name="T1">∧</text:span> month(CLIENTES.dataCir) = month(CLIENTES.dataCir) <text:span text:style-name="T1">γ</text:span> CIRURGIAS.crm; COUNT(CIRURGIAS.crm)<text:span text:style-name="T1">→</text:span>numCir MEDICOS<text:span text:style-name="T1">⨯</text:span>CIRURGIAS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Minimal" svg:font-family="FreeSansMinimal"/>
    <style:font-face style:name="Open Sans Light" svg:font-family="'Open Sans Light', 'DejaVu Sans', sans-serif"/>
    <style:font-face style:name="Lucida Sans1" svg:font-family="'Lucida Sans'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Open sans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12:54:19.291000000</meta:creation-date>
    <dc:date>2018-11-25T13:43:48.420000000</dc:date>
    <meta:editing-duration>PT8M26S</meta:editing-duration>
    <meta:editing-cycles>1</meta:editing-cycles>
    <meta:document-statistic meta:table-count="0" meta:image-count="0" meta:object-count="0" meta:page-count="1" meta:paragraph-count="5" meta:word-count="88" meta:character-count="828" meta:non-whitespace-character-count="745"/>
    <meta:generator>LibreOffice/6.1.0.3$Windows_X86_64 LibreOffice_project/efb621ed25068d70781dc026f7e9c5187a4decd1</meta:generator>
  </office:meta>
</office:document-meta>
</file>